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Arial" style:font-family-asian="Arial" style:font-family-complex="Arial" fo:background-color="#c0c0c0" style:use-window-font-color="true"/>
    </style:style>
    <style:style style:name="T3" style:family="text">
      <style:text-properties fo:font-size="16.00pt" fo:font-weight="bold" fo:font-family="Arial" style:font-family-asian="Arial" style:font-family-complex="Arial" fo:background-color="#c0c0c0" style:use-window-font-color="true"/>
    </style:style>
    <style:style style:name="T4" style:family="text">
      <style:text-properties fo:font-size="16.00pt" fo:font-weight="bold" fo:font-family="Arial" style:font-family-asian="Arial" style:font-family-complex="Arial" fo:background-color="#c0c0c0" style:use-window-font-color="true"/>
    </style:style>
    <style:style style:name="T5" style:family="text">
      <style:text-properties fo:font-size="16.00pt" fo:font-weight="bold" fo:font-family="Arial" style:font-family-asian="Arial" style:font-family-complex="Arial" fo:background-color="#c0c0c0" style:use-window-font-color="true"/>
    </style:style>
    <style:style style:name="T6" style:family="text">
      <style:text-properties fo:font-size="16.00pt" fo:font-weight="bold" fo:font-family="Arial" style:font-family-asian="Arial" style:font-family-complex="Arial" fo:background-color="#c0c0c0" style:use-window-font-color="true"/>
    </style:style>
    <style:style style:name="T7" style:family="text">
      <style:text-properties fo:font-size="16.00pt" fo:font-weight="bold" fo:font-family="Arial" style:font-family-asian="Arial" style:font-family-complex="Arial" fo:background-color="#c0c0c0" style:use-window-font-color="true"/>
    </style:style>
    <style:style style:name="T8" style:family="text">
      <style:text-properties fo:font-size="16.00pt" fo:font-weight="bold" fo:font-family="Arial" style:font-family-asian="Arial" style:font-family-complex="Arial" fo:background-color="#c0c0c0" style:use-window-font-color="true"/>
    </style:style>
    <style:style style:name="T9" style:family="text">
      <style:text-properties fo:font-size="24.00pt" fo:font-weight="normal" fo:font-family="'Arial Black'" style:font-family-asian="'Arial Black'" style:font-family-complex="'Arial Black'" fo:background-color="#c0c0c0" style:use-window-font-color="true"/>
    </style:style>
    <style:style style:name="T10" style:family="text">
      <style:text-properties fo:font-size="14.00pt" fo:font-weight="bold" fo:font-family="Arial" style:font-family-asian="Arial" style:font-family-complex="Arial" fo:background-color="#c0c0c0" style:use-window-font-color="true"/>
    </style:style>
    <style:style style:name="T11" style:family="text">
      <style:text-properties fo:font-size="14.00pt" fo:font-weight="bold" fo:font-family="Arial" style:font-family-asian="Arial" style:font-family-complex="Arial" fo:background-color="#c0c0c0" style:use-window-font-color="true"/>
    </style:style>
    <style:style style:name="T12" style:family="text">
      <style:text-properties fo:font-size="14.00pt" fo:font-weight="bold" fo:font-family="Arial" style:font-family-asian="Arial" style:font-family-complex="Arial" fo:background-color="#c0c0c0" style:use-window-font-color="true"/>
    </style:style>
    <style:style style:name="T13" style:family="text">
      <style:text-properties fo:font-size="14.00pt" style:text-position="super" fo:font-weight="bold" fo:font-family="Arial" style:font-family-asian="Arial" style:font-family-complex="Arial" fo:background-color="#c0c0c0" style:use-window-font-color="true"/>
    </style:style>
    <style:style style:name="T14" style:family="text">
      <style:text-properties fo:font-size="14.00pt" fo:font-weight="bold" fo:font-family="Arial" style:font-family-asian="Arial" style:font-family-complex="Arial" fo:background-color="#c0c0c0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Arial" style:font-family-asian="Arial" style:font-family-complex="Arial" fo:background-color="#c0c0c0" fo:color="#000000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9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22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23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bold" fo:font-family="Arial" style:font-family-asian="Arial" style:font-family-complex="Arial" fo:background-color="#c0c0c0" fo:color="#000000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30" style:family="text">
      <style:text-properties fo:font-size="11.00pt" fo:font-weight="bold" fo:font-family="Arial" style:font-family-asian="Arial" style:font-family-complex="Arial" fo:background-color="#c0c0c0" fo:color="#000000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33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34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35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36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4.00pt" fo:font-weight="bold" fo:font-family="Arial" style:font-family-asian="Arial" style:font-family-complex="Arial" fo:background-color="transparent" fo:color="#000000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41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42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43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44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5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48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49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50" style:family="text">
      <style:text-properties fo:font-size="10.00pt" fo:font-weight="normal" fo:font-family="Arial" style:font-family-asian="Arial" style:font-family-complex="Arial" fo:background-color="transparent" fo:color="#000000" fo:font-style="italic"/>
    </style:style>
    <style:style style:name="T51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52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53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56" style:family="text">
      <style:text-properties fo:font-size="10.00pt" fo:font-weight="bold" fo:font-family="Arial" style:font-family-asian="Arial" style:font-family-complex="Arial" fo:background-color="transparent" fo:color="#000000" fo:font-style="italic"/>
    </style:style>
    <style:style style:name="T57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60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61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62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63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64" style:family="text">
      <style:text-properties fo:font-size="11.00pt" fo:font-weight="bold" fo:font-family="Arial" style:font-family-asian="Arial" style:font-family-complex="Arial" fo:background-color="#c0c0c0" fo:color="#000000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69" style:family="text">
      <style:text-properties fo:font-size="10.00pt" fo:font-weight="normal" fo:font-family="Arial" style:font-family-asian="Arial" style:font-family-complex="Arial" fo:background-color="#ffffff" fo:color="#000000"/>
    </style:style>
    <style:style style:name="T70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73" style:family="text">
      <style:text-properties fo:font-size="10.00pt" fo:font-weight="normal" fo:font-family="'Cambria Math'" style:font-family-asian="'Cambria Math'" style:font-family-complex="'Cambria Math'" fo:background-color="transparent" fo:color="#000000"/>
    </style:style>
    <style:style style:name="T74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75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76" style:family="text">
      <style:text-properties fo:font-size="10.00pt" fo:font-weight="normal" fo:font-family="'Cambria Math'" style:font-family-asian="'Cambria Math'" style:font-family-complex="'Cambria Math'" fo:background-color="transparent" fo:color="#000000"/>
    </style:style>
    <style:style style:name="T77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84" style:family="text">
      <style:text-properties fo:font-size="10.00pt" fo:font-weight="normal" fo:font-family="Arial" style:font-family-asian="Arial" style:font-family-complex="Arial" fo:background-color="transparent" fo:color="#000000" fo:font-style="italic"/>
    </style:style>
    <style:style style:name="T85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86" style:family="text">
      <style:text-properties fo:font-size="10.00pt" fo:font-weight="normal" fo:font-family="Arial" style:font-family-asian="Arial" style:font-family-complex="Arial" fo:background-color="transparent" fo:color="#000000" fo:font-style="italic"/>
    </style:style>
    <style:style style:name="T87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88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89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92" style:family="text">
      <style:text-properties fo:font-size="10.00pt" fo:font-weight="normal" fo:font-family="Arial" style:font-family-asian="Arial" style:font-family-complex="Arial" fo:background-color="transparent" fo:color="#000000" fo:font-style="italic"/>
    </style:style>
    <style:style style:name="T93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94" style:family="text">
      <style:text-properties fo:font-size="10.00pt" fo:font-weight="normal" fo:font-family="Arial" style:font-family-asian="Arial" style:font-family-complex="Arial" fo:background-color="transparent" fo:color="#000000" fo:font-style="italic"/>
    </style:style>
    <style:style style:name="T95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96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97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25pt" fo:font-weight="bold" style:text-underline-mode="continuous" style:text-underline-type="single" style:text-underline-style="solid" style:text-underline-width="normal" fo:font-family="'Trebuchet MS'" style:font-family-asian="'Trebuchet MS'" style:font-family-complex="'Trebuchet MS'" fo:background-color="transparent" fo:color="#666666"/>
    </style:style>
    <style:style style:name="T104" style:family="text">
      <style:text-properties fo:font-size="10.00pt" fo:font-weight="normal" fo:font-family="Arial" style:font-family-asian="Arial" style:font-family-complex="Arial" fo:background-color="transparent" fo:color="#666666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25pt" fo:font-weight="bold" style:text-underline-mode="continuous" style:text-underline-type="single" style:text-underline-style="solid" style:text-underline-width="normal" fo:font-family="'Trebuchet MS'" style:font-family-asian="'Trebuchet MS'" style:font-family-complex="'Trebuchet MS'" fo:background-color="transparent" fo:color="#666666"/>
    </style:style>
    <style:style style:name="T107" style:family="text">
      <style:text-properties fo:font-size="10.00pt" fo:font-weight="normal" fo:font-family="Arial" style:font-family-asian="Arial" style:font-family-complex="Arial" fo:background-color="transparent" fo:color="#666666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10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15" style:family="text">
      <style:text-properties fo:font-size="10.00pt" fo:font-weight="normal" fo:font-family="Arial" style:font-family-asian="Arial" style:font-family-complex="Arial" fo:background-color="#ffffff" fo:color="#000000"/>
    </style:style>
    <style:style style:name="T116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121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justify"/>
    </style:style>
    <style:style style:name="P6" style:family="paragraph">
      <style:paragraph-properties fo:line-height="100.00%" fo:text-align="justify" fo:margin-bottom="6.00pt"/>
    </style:style>
    <text:list-style style:name="L7">
      <text:list-level-style-bullet text:level="1" text:bullet-char="•">
        <style:list-level-properties text:space-before="21.3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justify" fo:margin-top="3.00pt" fo:margin-bottom="3.00pt"/>
    </style:style>
    <style:style style:name="P8" style:family="paragraph">
      <style:paragraph-properties fo:line-height="100.00%" fo:text-align="justify" fo:margin-left="39.30pt" fo:text-indent="0.00pt" fo:margin-top="3.00pt" fo:margin-bottom="3.00p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center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justify"/>
    </style:style>
    <style:style style:name="P13" style:family="paragraph">
      <style:paragraph-properties fo:line-height="100.00%" fo:text-align="justify" fo:margin-bottom="6.00pt"/>
    </style:style>
    <text:list-style style:name="L14">
      <text:list-level-style-bullet text:level="1" text:bullet-char="•">
        <style:list-level-properties text:space-before="21.30pt" text:min-label-width="18.00pt"/>
        <style:text-properties fo:font-family="Symbol"/>
      </text:list-level-style-bullet>
    </text:list-style>
    <style:style style:name="P14" style:family="paragraph">
      <style:paragraph-properties fo:line-height="100.00%" fo:text-align="justify" fo:margin-top="3.00pt" fo:margin-bottom="3.00pt"/>
    </style:style>
    <style:style style:name="P15" style:family="paragraph">
      <style:paragraph-properties fo:line-height="100.00%" fo:text-align="center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justify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center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justify"/>
    </style:style>
    <style:style style:name="P22" style:family="paragraph">
      <style:paragraph-properties fo:line-height="100.00%" fo:text-align="center"/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justify" fo:margin-bottom="6.00pt"/>
    </style:style>
    <text:list-style style:name="L2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5" style:family="paragraph">
      <style:paragraph-properties fo:line-height="100.00%" fo:text-align="justify" fo:margin-left="-18.00pt" fo:text-indent="18.00pt" fo:margin-bottom="6.00pt"/>
    </style:style>
    <style:style style:name="P26" style:family="paragraph">
      <style:paragraph-properties fo:line-height="100.00%" fo:text-align="justify" fo:margin-bottom="6.00pt"/>
    </style:style>
    <text:list-style style:name="L2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7" style:family="paragraph">
      <style:paragraph-properties fo:line-height="100.00%" fo:text-align="justify" fo:margin-left="-18.00pt" fo:text-indent="18.00pt" fo:margin-bottom="6.00pt"/>
    </style:style>
    <style:style style:name="P28" style:family="paragraph">
      <style:paragraph-properties fo:line-height="100.00%" fo:text-align="justify" fo:margin-bottom="6.00pt"/>
    </style:style>
    <text:list-style style:name="L2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justify" fo:margin-left="-18.00pt" fo:text-indent="18.00pt" fo:margin-bottom="6.00pt"/>
    </style:style>
    <style:style style:name="P30" style:family="paragraph">
      <style:paragraph-properties fo:line-height="100.00%" fo:text-align="left"/>
    </style:style>
    <text:list-style style:name="L3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1" style:family="paragraph">
      <style:paragraph-properties fo:line-height="100.00%" fo:text-align="left" fo:margin-left="-18.00pt" fo:text-indent="18.00pt"/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justify" fo:margin-left="70.90pt" fo:text-indent="0.00pt" fo:margin-bottom="6.00pt"/>
    </style:style>
    <style:style style:name="P34" style:family="paragraph">
      <style:paragraph-properties fo:line-height="115.00%" fo:text-align="left" fo:margin-left="106.35pt" fo:text-indent="0.00pt"/>
    </style:style>
    <style:style style:name="P35" style:family="paragraph">
      <style:paragraph-properties fo:line-height="115.00%" fo:text-align="left" fo:margin-left="70.90pt" fo:text-indent="0.00pt"/>
    </style:style>
    <style:style style:name="P36" style:family="paragraph">
      <style:paragraph-properties fo:line-height="115.00%" fo:text-align="left" fo:margin-left="106.35pt" fo:text-indent="0.00pt"/>
    </style:style>
    <style:style style:name="P37" style:family="paragraph">
      <style:paragraph-properties fo:line-height="115.00%" fo:text-align="left"/>
    </style:style>
    <style:style style:name="P38" style:family="paragraph">
      <style:paragraph-properties fo:line-height="100.00%" fo:text-align="justify" fo:margin-bottom="6.00pt"/>
    </style:style>
    <style:style style:name="P39" style:family="paragraph">
      <style:paragraph-properties fo:line-height="115.00%" fo:text-align="left"/>
    </style:style>
    <text:list-style style:name="L4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0" style:family="paragraph">
      <style:paragraph-properties fo:line-height="115.00%" fo:text-align="left" fo:margin-left="-18.00pt" fo:text-indent="18.00pt"/>
    </style:style>
    <style:style style:name="P41" style:family="paragraph">
      <style:paragraph-properties fo:line-height="115.00%" fo:text-align="left"/>
    </style:style>
    <text:list-style style:name="L4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2" style:family="paragraph">
      <style:paragraph-properties fo:line-height="115.00%" fo:text-align="left" fo:margin-left="-18.00pt" fo:text-indent="18.00pt"/>
    </style:style>
    <style:style style:name="P43" style:family="paragraph">
      <style:paragraph-properties fo:line-height="115.00%" fo:text-align="left"/>
    </style:style>
    <style:style style:name="P44" style:family="paragraph">
      <style:paragraph-properties fo:line-height="100.00%" fo:text-align="left" fo:margin-bottom="5.95pt"/>
    </style:style>
    <text:list-style style:name="L4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5" style:family="paragraph">
      <style:paragraph-properties fo:line-height="100.00%" fo:text-align="left" fo:margin-left="-18.00pt" fo:text-indent="18.00pt" fo:margin-bottom="5.95pt"/>
    </style:style>
    <style:style style:name="P46" style:family="paragraph">
      <style:paragraph-properties fo:line-height="100.00%" fo:text-align="left" fo:margin-bottom="5.95pt"/>
    </style:style>
    <style:style style:name="P47" style:family="paragraph">
      <style:paragraph-properties fo:line-height="100.00%" fo:text-align="center" fo:margin-left="2.75pt" fo:text-indent="-2.75pt">
        <style:tab-stops>
          <style:tab-stop style:position="67.90pt"/>
          <style:tab-stop style:position="3286.90pt" style:type="center"/>
          <style:tab-stop style:position="54117.30pt" style:char="." style:type="char"/>
        </style:tab-stops>
      </style:paragraph-properties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center" fo:margin-left="2.75pt" fo:text-indent="-2.75pt">
        <style:tab-stops>
          <style:tab-stop style:position="67.90pt"/>
          <style:tab-stop style:position="3286.90pt" style:type="center"/>
          <style:tab-stop style:position="54117.30pt" style:char="." style:type="char"/>
        </style:tab-stops>
      </style:paragraph-properties>
    </style:style>
    <style:style style:name="P50" style:family="paragraph">
      <style:paragraph-properties fo:line-height="100.00%" fo:text-align="center" fo:margin-left="2.75pt" fo:text-indent="-2.75pt">
        <style:tab-stops>
          <style:tab-stop style:position="67.90pt"/>
          <style:tab-stop style:position="3286.90pt" style:type="center"/>
          <style:tab-stop style:position="421118.90pt" style:type="right"/>
        </style:tab-stops>
      </style:paragraph-properties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center" fo:margin-left="2.75pt" fo:text-indent="-2.75pt">
        <style:tab-stops>
          <style:tab-stop style:position="67.90pt"/>
          <style:tab-stop style:position="3286.90pt" style:type="center"/>
          <style:tab-stop style:position="421118.90pt" style:type="right"/>
        </style:tab-stops>
      </style:paragraph-properties>
    </style:style>
    <style:style style:name="P53" style:family="paragraph">
      <style:paragraph-properties fo:line-height="100.00%" fo:text-align="center" fo:margin-left="2.75pt" fo:text-indent="-2.75pt">
        <style:tab-stops>
          <style:tab-stop style:position="67.90pt"/>
          <style:tab-stop style:position="3286.90pt" style:type="center"/>
          <style:tab-stop style:position="421118.90pt" style:type="right"/>
        </style:tab-stops>
      </style:paragraph-properties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center" fo:margin-left="2.75pt" fo:text-indent="-2.75pt">
        <style:tab-stops>
          <style:tab-stop style:position="67.90pt"/>
          <style:tab-stop style:position="3286.90pt" style:type="center"/>
          <style:tab-stop style:position="421118.90pt" style:type="right"/>
        </style:tab-stops>
      </style:paragraph-properties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center" fo:margin-left="2.75pt" fo:text-indent="-2.75pt">
        <style:tab-stops>
          <style:tab-stop style:position="67.90pt"/>
          <style:tab-stop style:position="3286.90pt" style:type="center"/>
          <style:tab-stop style:position="421118.90pt" style:type="right"/>
        </style:tab-stops>
      </style:paragraph-properties>
    </style:style>
    <style:style style:name="P58" style:family="paragraph">
      <style:paragraph-properties fo:line-height="100.00%" fo:text-align="left"/>
    </style:style>
    <style:style style:name="P59" style:family="paragraph">
      <style:paragraph-properties fo:line-height="100.00%" fo:text-align="center" fo:margin-left="2.75pt" fo:text-indent="-2.75pt">
        <style:tab-stops>
          <style:tab-stop style:position="67.90pt"/>
          <style:tab-stop style:position="3286.90pt" style:type="center"/>
          <style:tab-stop style:position="421118.90pt" style:type="right"/>
        </style:tab-stops>
      </style:paragraph-properties>
    </style:style>
    <style:style style:name="P60" style:family="paragraph">
      <style:paragraph-properties fo:line-height="100.00%" fo:text-align="center" fo:margin-left="2.75pt" fo:text-indent="-2.75pt">
        <style:tab-stops>
          <style:tab-stop style:position="67.90pt"/>
          <style:tab-stop style:position="3286.90pt" style:type="center"/>
          <style:tab-stop style:position="54117.30pt" style:char="." style:type="char"/>
        </style:tab-stops>
      </style:paragraph-properties>
    </style:style>
    <style:style style:name="P61" style:family="paragraph">
      <style:paragraph-properties fo:line-height="100.00%" fo:text-align="left"/>
    </style:style>
    <style:style style:name="P62" style:family="paragraph">
      <style:paragraph-properties fo:line-height="100.00%" fo:text-align="center" fo:margin-left="2.75pt" fo:text-indent="-2.75pt">
        <style:tab-stops>
          <style:tab-stop style:position="67.90pt"/>
          <style:tab-stop style:position="3286.90pt" style:type="center"/>
          <style:tab-stop style:position="54117.30pt" style:char="." style:type="char"/>
        </style:tab-stops>
      </style:paragraph-properties>
    </style:style>
    <style:style style:name="P63" style:family="paragraph">
      <style:paragraph-properties fo:line-height="100.00%" fo:text-align="center" fo:margin-left="2.75pt" fo:text-indent="-2.75pt">
        <style:tab-stops>
          <style:tab-stop style:position="67.90pt"/>
          <style:tab-stop style:position="3286.90pt" style:type="center"/>
          <style:tab-stop style:position="54117.30pt" style:char="." style:type="char"/>
        </style:tab-stops>
      </style:paragraph-properties>
    </style:style>
    <style:style style:name="P64" style:family="paragraph">
      <style:paragraph-properties fo:line-height="100.00%" fo:text-align="left"/>
    </style:style>
    <style:style style:name="P65" style:family="paragraph">
      <style:paragraph-properties fo:line-height="100.00%" fo:text-align="center" fo:margin-left="2.75pt" fo:text-indent="-2.75pt">
        <style:tab-stops>
          <style:tab-stop style:position="67.90pt"/>
          <style:tab-stop style:position="3286.90pt" style:type="center"/>
          <style:tab-stop style:position="54117.30pt" style:char="." style:type="char"/>
        </style:tab-stops>
      </style:paragraph-properties>
    </style:style>
    <style:style style:name="P66" style:family="paragraph">
      <style:paragraph-properties fo:line-height="100.00%" fo:text-align="left"/>
    </style:style>
    <style:style style:name="P67" style:family="paragraph">
      <style:paragraph-properties fo:line-height="100.00%" fo:text-align="center" fo:margin-left="2.75pt" fo:text-indent="-2.75pt">
        <style:tab-stops>
          <style:tab-stop style:position="67.90pt"/>
          <style:tab-stop style:position="3286.90pt" style:type="center"/>
          <style:tab-stop style:position="54117.30pt" style:char="." style:type="char"/>
        </style:tab-stops>
      </style:paragraph-properties>
    </style:style>
    <style:style style:name="P68" style:family="paragraph">
      <style:paragraph-properties fo:line-height="100.00%" fo:text-align="left" fo:margin-bottom="5.95pt"/>
    </style:style>
    <style:style style:name="TableColumn0100" style:family="table-column">
      <style:table-column-properties style:column-width="0.981250in"/>
    </style:style>
    <style:style style:name="TableColumn0101" style:family="table-column">
      <style:table-column-properties style:column-width="1.458333in"/>
    </style:style>
    <style:style style:name="TableColumn0102" style:family="table-column">
      <style:table-column-properties style:column-width="0.946528in"/>
    </style:style>
    <style:style style:name="Table01" style:family="table">
      <style:table-properties style:width="3.386111in" fo:margin-left="0.000000in" style:writing-mode="lr" table:align="center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dddddd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dddddd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dddddd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f0e68c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0e68c"/>
    </style:style>
    <style:style style:name="TableCell0105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f0e68c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f0e68c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0e68c"/>
    </style:style>
    <style:style style:name="TableCell0106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f0e68c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f0e68c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0e68c"/>
    </style:style>
    <style:style style:name="TableCell0107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center" fo:background-color="#f0e68c"/>
    </style:style>
  </office:automatic-styles>
  <office:body>
    <office:text>
      <text:p text:style-name="P1"><text:span text:style-name="T1"/></text:p>
      <text:p text:style-name="P1"><text:span text:style-name="T1"/></text:p>
      <text:p text:style-name="P2"><text:span text:style-name="T2">CFGS Desenvolupament d'Aplicacions Multiplataforma</text:span></text:p>
      <text:p text:style-name="P2"><text:span text:style-name="T2">CFGS Desenvolupament d'Aplicacions Web</text:span></text:p>
      <text:p text:style-name="P2"><text:span text:style-name="T2">Mòdul 3B<text:s/></text:span><text:span text:style-name="T3">–</text:span><text:span text:style-name="T4"><text:s/>Programaci</text:span><text:span text:style-name="T5">ó Orientada a Objectes</text:span></text:p>
      <text:p text:style-name="P2"><text:span text:style-name="T5">UF6<text:s/></text:span><text:span text:style-name="T6">–</text:span><text:span text:style-name="T7"><text:s/>POO. Introducci</text:span><text:span text:style-name="T8">ó a la persistència en BD</text:span></text:p>
      <text:p text:style-name="P2"><text:span text:style-name="T9">EAC11</text:span></text:p>
      <text:p text:style-name="P2"><text:span text:style-name="T10">(Curs 2021</text:span><text:span text:style-name="T11">–</text:span><text:span text:style-name="T12">22 / 1r</text:span><text:span text:style-name="T13"><text:s/></text:span><text:span text:style-name="T14">semestre)</text:span></text:p>
      <text:p text:style-name="P3"><text:span text:style-name="T15"/></text:p>
      <text:p text:style-name="P3"><text:span text:style-name="T15"/></text:p>
      <text:p text:style-name="P4"><text:span text:style-name="T16">Presentació i resultats d'aprenentatge</text:span></text:p>
      <text:p text:style-name="P5"><text:span text:style-name="T17"/></text:p>
      <text:p text:style-name="P5"><text:span text:style-name="T17"/></text:p>
      <text:p text:style-name="P5"><text:span text:style-name="T18">Aquest exercici d’avaluació continuada (EAC) es correspon amb els continguts treballats a la unitat 5<text:s/></text:span><text:span text:style-name="T19">“POO i gestors de BD ”</text:span></text:p>
      <text:p text:style-name="P5"><text:span text:style-name="T20"/></text:p>
      <text:p text:style-name="P6"><text:span text:style-name="T21">Els<text:s/></text:span><text:span text:style-name="T22">resultats d'aprenentatge</text:span><text:span text:style-name="T23"><text:s/>que es plantegen són:</text:span></text:p>
      <text:list text:style-name="L7">
        <text:list-item>
          <text:p text:style-name="P7"><text:span text:style-name="T23">Gestiona informació emmagatzemada en bases de dades relacionals mantenint la integritat i consistència de les dades. </text:span></text:p>
        </text:list-item>
        <text:list-item>
          <text:p text:style-name="P7"><text:span text:style-name="T23">Gestiona informació emmagatzemada en bases de dades objecte- relacionals mantenint la integritat i consistència de les dades. </text:span></text:p>
        </text:list-item>
        <text:list-item>
          <text:p text:style-name="P7"><text:span text:style-name="T23">Utilitza bases de dades orientades a objectes, analitzant les seves característiques i aplicant tècniques per mantenir la persistència de la informació </text:span></text:p>
        </text:list-item>
      </text:list>
      <text:p text:style-name="P8"><text:span text:style-name="T24"/></text:p>
      <text:p text:style-name="P9"><text:span text:style-name="T24"/></text:p>
      <text:p text:style-name="P10"><text:span text:style-name="T25">Criteris d’avaluació</text:span></text:p>
      <text:p text:style-name="P11"><text:span text:style-name="T26"/></text:p>
      <text:p text:style-name="P12"><text:span text:style-name="T27">La puntuació màxima assignada a cada activitat s’indica a l’enunciat.</text:span></text:p>
      <text:p text:style-name="P12"><text:span text:style-name="T28"/></text:p>
      <text:p text:style-name="P13"><text:span text:style-name="T29">Els criteris que es tindran en compte per avaluar el treball de l’alumnat són els següents:</text:span></text:p>
      <text:list text:style-name="L14">
        <text:list-item>
          <text:p text:style-name="P14"><text:span text:style-name="T29">Identifica les característiques i mètodes d'accés a sistemes gestors de bases de dades relacionals. </text:span></text:p>
        </text:list-item>
        <text:list-item>
          <text:p text:style-name="P14"><text:span text:style-name="T29">Programa connexions amb bases de dades. </text:span></text:p>
        </text:list-item>
        <text:list-item>
          <text:p text:style-name="P14"><text:span text:style-name="T29">Escriu codi per emmagatzemar informació en bases de dades. </text:span></text:p>
        </text:list-item>
        <text:list-item>
          <text:p text:style-name="P14"><text:span text:style-name="T29">Crea programes per recuperar i mostrar informació emmagatzemada en bases de dades. </text:span></text:p>
        </text:list-item>
        <text:list-item>
          <text:p text:style-name="P14"><text:span text:style-name="T29">Efectua esborrats i modificacions sobre la informació emmagatzemada. </text:span></text:p>
        </text:list-item>
        <text:list-item>
          <text:p text:style-name="P14"><text:span text:style-name="T29">Crea aplicacions que executin consultes sobre bases de dades. </text:span></text:p>
        </text:list-item>
        <text:list-item>
          <text:p text:style-name="P14"><text:span text:style-name="T29">Crea aplicacions per a possibilitar la gestió d'informació present en bases de dades relacionals.</text:span></text:p>
        </text:list-item>
        <text:list-item>
          <text:p text:style-name="P14"><text:span text:style-name="T29">Identifica les característiques de les bases de dades objecte-relacionals. </text:span></text:p>
        </text:list-item>
        <text:list-item>
          <text:p text:style-name="P14"><text:span text:style-name="T29">Analitza la seva aplicació en el desenvolupament d'aplicacions mitjançant llenguatges orientats a objectes. </text:span></text:p>
        </text:list-item>
        <text:list-item>
          <text:p text:style-name="P14"><text:span text:style-name="T29">Classifica i analitza els diferents mètodes que suporten els sistemes gestors de bases de dades per a la gestió de la informació emmagatzemada de forma objecte-relacional. </text:span></text:p>
        </text:list-item>
        <text:list-item>
          <text:p text:style-name="P14"><text:span text:style-name="T29">Programa aplicacions que emmagatzemen objectes en bases de dades objecte-relacionals. </text:span></text:p>
        </text:list-item>
        <text:list-item>
          <text:p text:style-name="P14"><text:span text:style-name="T29">Realitza programes per recuperar, actualitzar i eliminar objectes de les bases de dades objecte-relacionals. </text:span></text:p>
        </text:list-item>
        <text:list-item>
          <text:p text:style-name="P14"><text:span text:style-name="T29">Realitza programes per emmagatzemar i gestionar tipus de dades estructurades, compostos i relacionats.</text:span></text:p>
        </text:list-item>
        <text:list-item>
          <text:p text:style-name="P14"><text:span text:style-name="T29">Identifica les característiques de les bases de dades orientades a objectes. </text:span></text:p>
        </text:list-item>
        <text:list-item>
          <text:p text:style-name="P14"><text:span text:style-name="T29">Analitza la seva aplicació en el desenvolupament d'aplicacions mitjançant llenguatges orientats a objectes. </text:span></text:p>
        </text:list-item>
        <text:list-item>
          <text:p text:style-name="P14"><text:span text:style-name="T29">Defineix les estructures de dades necessàries per a l’emmagatzematge d’objectes. </text:span></text:p>
        </text:list-item>
        <text:list-item>
          <text:p text:style-name="P14"><text:span text:style-name="T29">Classifica i analitza els diferents mètodes suporten els sistemes gestors per a la gestió de la informació emmagatzemada. </text:span></text:p>
        </text:list-item>
        <text:list-item>
          <text:p text:style-name="P14"><text:span text:style-name="T29">Programa aplicacions que emmagatzemin objectes en les bases de dades orientades a objectes. </text:span></text:p>
        </text:list-item>
        <text:list-item>
          <text:p text:style-name="P14"><text:span text:style-name="T29">Realitza programes per recuperar, actualitzar i eliminar objectes de les bases de dades orientades a objectes. </text:span></text:p>
        </text:list-item>
        <text:list-item>
          <text:p text:style-name="P14"><text:span text:style-name="T29">Realitza programes per emmagatzemar i gestionar tipus de dades estructurades, compostos i relacionats.</text:span></text:p>
        </text:list-item>
      </text:list>
      <text:p text:style-name="P15"><text:span text:style-name="T30">Forma i data de lliurament</text:span></text:p>
      <text:p text:style-name="P16"><text:span text:style-name="T31"/></text:p>
      <text:p text:style-name="P17"><text:span text:style-name="T32">Un cop finalitzat l’exercici d’avaluació continuada heu d’enviar la solució des de l'apartat</text:span><text:span text:style-name="T33"><text:s/>Lliurament</text:span><text:span text:style-name="T34"><text:s/></text:span><text:span text:style-name="T35">EAC11</text:span><text:span text:style-name="T36"><text:s/>de l'aula, dins del termini establert. Tingueu en compte que el sistema no permetrà fer lliuraments després de la data i hora indicades.</text:span></text:p>
      <text:p text:style-name="P17"><text:span text:style-name="T37"/></text:p>
      <text:p text:style-name="P18"><text:span text:style-name="T37"/></text:p>
      <text:p text:style-name="P19"><text:span text:style-name="T38">Important</text:span></text:p>
      <text:p text:style-name="P20"><text:span text:style-name="T39"/></text:p>
      <text:p text:style-name="P21"><text:span text:style-name="T40">Heu d'entregar la</text:span><text:span text:style-name="T41"><text:s/>carpeta completa del projecte de Netbeans</text:span><text:span text:style-name="T42"><text:s/>comprimir-ho amb un</text:span><text:span text:style-name="T43"><text:s/>compressor lliure (zip, 7z o tar.gz).<text:s/></text:span><text:span text:style-name="T44">RAR no és un compressor lliure i no es pot fer servir per lliurar fitxers</text:span><text:span text:style-name="T45">.</text:span></text:p>
      <text:p text:style-name="P21"><text:span text:style-name="T46"/></text:p>
      <text:p text:style-name="P21"><text:span text:style-name="T46"/></text:p>
      <text:p text:style-name="P21"><text:span text:style-name="T47">El nom del fitxer serà el següent:<text:s/></text:span><text:span text:style-name="T48">DA2_M03B_EAC11_Cognom1_Inicial del cognom2.zip.<text:s/></text:span><text:span text:style-name="T49">Els cognoms s’escriuran sense accents. Per exemple, l’estudiant<text:s/></text:span><text:span text:style-name="T50">Joan García Santos</text:span><text:span text:style-name="T51"><text:s/>posaria el següent nom al seu fitxer de l’EAC11:<text:s/></text:span><text:span text:style-name="T52">DA2_M03B _EAC11_Garcia_S.zip</text:span><text:span text:style-name="T53">.</text:span></text:p>
      <text:p text:style-name="P21"><text:span text:style-name="T54"/></text:p>
      <text:p text:style-name="P21"><text:span text:style-name="T55">Substituïu<text:s/></text:span><text:span text:style-name="T56">Nom i cognoms</text:span><text:span text:style-name="T57"><text:s/>de la capçalera per les vostres dades personals.</text:span></text:p>
      <text:p text:style-name="P21"><text:span text:style-name="T58"/></text:p>
      <text:p text:style-name="P21"><text:span text:style-name="T59">El termini de lliurament finalitza a les<text:s/></text:span><text:span text:style-name="T60">23:55 h<text:s/></text:span><text:span text:style-name="T61">del dijous dia</text:span><text:span text:style-name="T62"><text:s/>16/12/2021.</text:span><text:span text:style-name="T63"><text:s text:c="2"/>La proposta de solució de l’EAC es publicarà el dimecres dia 22/12/2021 i les qualificacions es publicaran també el dimecres dia 22/12/2021.</text:span></text:p>
      <text:p text:style-name="P22"><text:span text:style-name="T64">Enunciat</text:span></text:p>
      <text:p text:style-name="P23"><text:span text:style-name="T65"/></text:p>
      <text:p text:style-name="P23"><text:span text:style-name="T66">Pregunta 1. (10 punts)</text:span></text:p>
      <text:p text:style-name="P23"><text:span text:style-name="T67"/></text:p>
      <text:p text:style-name="P24"><text:span text:style-name="T68">Al llarg<text:s/></text:span><text:span text:style-name="T69">dels<text:s/></text:span><text:span text:style-name="T70">EACs anteriors, heu gestionat la persistència dels tallers mecànics amb XML i la tècnica de serialització.</text:span></text:p>
      <text:p text:style-name="P24"><text:span text:style-name="T70">En aquest EAC 11, gestionareu la persistència amb dos eines més, JDBC i base de dades Apache Derby per a la part relacional, i db4o per la de bases de dades orientades a objectes.</text:span></text:p>
      <text:p text:style-name="P24"><text:span text:style-name="T70">En aquest context, la funcionalitat que s'ha afegit al programa, i de la qual una part heu de desenvolupar es resumeix en:</text:span></text:p>
      <text:list text:style-name="L25">
        <text:list-item>
          <text:p text:style-name="P25"><text:span text:style-name="T70">Al carregar o desar un taller, hauran de sortir dues opcions més al dialog: "JDBC" i "db4O" (No heu de fer res, ja està implementat)</text:span></text:p>
        </text:list-item>
      </text:list>
      <text:p text:style-name="P26"><draw:frame text:anchor-type="as-char" svg:width="47.10mm" svg:height="22.23mm" style:rel-width="scale" style:rel-height="scale"><draw:object-ole xlink:href="OleObj1"/><draw:image xlink:href="ObjectReplacements/OleObj1"/></draw:frame><text:span text:style-name="T71"/></text:p>
      <text:list text:style-name="L27">
        <text:list-item>
          <text:p text:style-name="P27"><text:span text:style-name="T72">Aquestes opcions noves, s'implementen en dues classes noves al paquet Persistencia: GestorJDBC i GestorDB4O</text:span></text:p>
        </text:list-item>
        <text:list-item>
          <text:p text:style-name="P27"><text:span text:style-name="T72">Només gestionareu tallers i recanvis sense tenir en compte el seu estat.</text:span></text:p>
        </text:list-item>
      </text:list>
      <text:p text:style-name="P28"><text:span text:style-name="T72">Nota: L'enunciat s'acompanya amb el projecte NetBeans "DA2EAC11GestioTallerMecanicEnunciat" i aquest no conté referències a les llibreries necessàries per fer servir ambdós gestors de bases de dades. Heu d'afegir els fitxers .jar manualment. Per fer això, s'han publicat a l'aula aquestes llibreries:</text:span></text:p>
      <text:list text:style-name="L29">
        <text:list-item>
          <text:p text:style-name="P29"><text:span text:style-name="T72">JDBC / Apache Derby<text:s/></text:span><text:span text:style-name="T73">→</text:span><text:span text:style-name="T74"><text:s/>hauríeu d'afegir a les llibreries del projecte el fitxer derbyclient.jar</text:span></text:p>
        </text:list-item>
        <text:list-item>
          <text:p text:style-name="P29"><text:span text:style-name="T75">DB4O<text:s/></text:span><text:span text:style-name="T76">→</text:span><text:span text:style-name="T77"><text:s/>hauríeu de descomprimir db4o-8.0-java.zip i afegir els «.jar» de la carpeta «lib»</text:span></text:p>
        </text:list-item>
      </text:list>
      <text:p text:style-name="P30"><text:span text:style-name="T78"/></text:p>
      <text:p text:style-name="P30"><text:span text:style-name="T79">Creació de la base de dades Apache Derby</text:span></text:p>
      <text:p text:style-name="P30"><text:span text:style-name="T80"/></text:p>
      <text:p text:style-name="P30"><text:span text:style-name="T81">L'Apache Derby ve inclòs a la distribució del JDK d'Oracle. Si utilitzeu la versió lliure open-jdk trobareu que no la teniu instal·lada.</text:span></text:p>
      <text:p text:style-name="P30"><text:span text:style-name="T82"/></text:p>
      <text:p text:style-name="P30"><text:span text:style-name="T83">Per instal·lar-lo podeu baixar directament el paquet<text:s/></text:span><text:span text:style-name="T84">db-derby-10.10.2.0-bin.zip</text:span><text:span text:style-name="T85"><text:s/>o d</text:span><text:span text:style-name="T86">b-derby-10.10.2.0-bin.tar.gz</text:span><text:span text:style-name="T87"><text:s/>de<text:s/></text:span><text:a xlink:href="http://db.apache.org/derby/releases/release-10.11.1.1.cgi"><text:span text:style-name="T88">http://db.apache.org/derby/releases/release-10.11.1.1.cgi</text:span></text:a><text:span text:style-name="T89">, descomprimir-lo i indicar-li la seva localització al NetBeans com es veu a la següent captura de pantalla:</text:span></text:p>
      <text:p text:style-name="P30"><draw:frame text:anchor-type="as-char" svg:width="66.15mm" svg:height="42.86mm" style:rel-width="scale" style:rel-height="scale"><draw:object-ole xlink:href="OleObj2"/><draw:image xlink:href="ObjectReplacements/OleObj2"/></draw:frame><text:span text:style-name="T90"/></text:p>
      <text:p text:style-name="P30"><text:span text:style-name="T91">Tant si ja el teníeu instal·lat com si no, cal configurar l'Apache Derby perquè guardi les bases de dades en un lloc conegut. Per fer-ho, al NetBeans, feu clic amb el botó dret a<text:s/></text:span><text:span text:style-name="T92">Services / Databases / JavaDB</text:span><text:span text:style-name="T93"><text:s/>i seleccioneu<text:s/></text:span><text:span text:style-name="T94">Properties</text:span><text:span text:style-name="T95">. Podreu modificar el directori on es guardarà la Base de Dades i el directori on teniu el Derby instal·lat:</text:span></text:p>
      <text:p text:style-name="P30"><text:span text:style-name="T96">Heu de crear la base de dades “EAC112122S1” amb el nom d'usuari “root” i la contrasenya “root123”.</text:span><text:span text:style-name="T97"><text:s/>A continuació connecteu amb la base de dades i treballeu amb ella.</text:span></text:p>
      <text:p text:style-name="P30"><text:span text:style-name="T98"/></text:p>
      <text:p text:style-name="P30"><text:span text:style-name="T99">Obriu una connexió contra la base de dades i executeu les sentències SQL necessàries per crear les taules:</text:span></text:p>
      <text:p text:style-name="P30"><text:span text:style-name="T100"/></text:p>
      <text:list text:style-name="L31">
        <text:list-item>
          <text:p text:style-name="P31"><text:span text:style-name="T101">Sentències per crear les taules:</text:span></text:p>
        </text:list-item>
      </text:list>
      <text:p text:style-name="P32"><text:span text:style-name="T102"/></text:p>
      <text:p text:style-name="P33"><text:span text:style-name="T103">Taula "tallers"</text:span></text:p>
      <text:p text:style-name="P34"><text:span text:style-name="T104">CREATE TABLE tallers (</text:span></text:p>
      <text:p text:style-name="P34"><text:span text:style-name="T104"><text:s text:c="2"/>cif<text:s text:c="9"/>VARCHAR(20) NOT NULL,</text:span></text:p>
      <text:p text:style-name="P34"><text:span text:style-name="T104"><text:s text:c="2"/>nom<text:s text:c="6"/>VARCHAR(120) NOT NULL,</text:span></text:p>
      <text:p text:style-name="P34"><text:span text:style-name="T104"><text:s text:c="2"/>adreca<text:s text:c="2"/>VARCHAR(120) NOT NULL,</text:span></text:p>
      <text:p text:style-name="P34"><text:span text:style-name="T104"><text:s text:c="2"/>PRIMARY KEY (cif)</text:span></text:p>
      <text:p text:style-name="P34"><text:span text:style-name="T104">);</text:span></text:p>
      <text:p text:style-name="P34"><text:span text:style-name="T105"/></text:p>
      <text:p text:style-name="P35"><text:span text:style-name="T106">Taula "recanvis"</text:span></text:p>
      <text:p text:style-name="P36"><text:span text:style-name="T107">CREATE TABLE recanvis (</text:span></text:p>
      <text:p text:style-name="P36"><text:span text:style-name="T107"><text:s text:c="2"/>codi<text:s text:c="14"/>VARCHAR(20) NOT NULL,</text:span></text:p>
      <text:p text:style-name="P36"><text:span text:style-name="T107"><text:s text:c="2"/>nom<text:s text:c="14"/>VARCHAR(120) NOT NULL,</text:span></text:p>
      <text:p text:style-name="P36"><text:span text:style-name="T107"><text:s text:c="2"/>fabricant<text:s text:c="7"/>VARCHAR(120) NOT NULL,</text:span></text:p>
      <text:p text:style-name="P36"><text:span text:style-name="T107"><text:s text:c="2"/>preu<text:s text:c="13"/>DOUBLE NOT NULL,</text:span></text:p>
      <text:p text:style-name="P36"><text:span text:style-name="T107"><text:s text:c="2"/>taller<text:s text:c="13"/>VARCHAR(20) NOT NULL,<text:s text:c="2"/></text:span></text:p>
      <text:p text:style-name="P36"><text:span text:style-name="T107"><text:s text:c="2"/>PRIMARY KEY (codi),</text:span></text:p>
      <text:p text:style-name="P36"><text:span text:style-name="T107"><text:s text:c="2"/>FOREIGN KEY (taller) REFERENCES tallers(cif)</text:span></text:p>
      <text:p text:style-name="P36"><text:span text:style-name="T107">);</text:span></text:p>
      <text:p text:style-name="P37"><text:span text:style-name="T108"/></text:p>
      <text:p text:style-name="P37"><text:span text:style-name="T108"/></text:p>
      <text:p text:style-name="P38"><text:span text:style-name="T109">Què heu de desenvolupar?</text:span></text:p>
      <text:p text:style-name="P39"><text:span text:style-name="T110">Al projecte NetBeans que acompanya aquest enunciat (DA2EAC11GestioTallerMecanicEnunciat), teniu el detall del que s'ha d'implementar a cada classe (Comentaris "TODO")</text:span></text:p>
      <text:p text:style-name="P39"><text:span text:style-name="T111"/></text:p>
      <text:p text:style-name="P39"><text:span text:style-name="T112">En aquest document es fa un resum per tenir una guia i situació de context.</text:span></text:p>
      <text:p text:style-name="P39"><text:span text:style-name="T113"/></text:p>
      <text:p text:style-name="P39"><text:span text:style-name="T114">A la classe GestorJDBC heu de:</text:span></text:p>
      <text:list text:style-name="L40">
        <text:list-item>
          <text:p text:style-name="P40"><text:span text:style-name="T115">disseny</text:span><text:span text:style-name="T116">ar les sentències SQL sobre els atributs xxxSQL que després fareu servir als PreparedStatement</text:span></text:p>
        </text:list-item>
        <text:list-item>
          <text:p text:style-name="P40"><text:span text:style-name="T116">implementar el mètode estableixConnexio()</text:span></text:p>
        </text:list-item>
        <text:list-item>
          <text:p text:style-name="P40"><text:span text:style-name="T116">implementar el mètode desarTaller()</text:span></text:p>
        </text:list-item>
        <text:list-item>
          <text:p text:style-name="P40"><text:span text:style-name="T116">implementar el mètode carregarTaller()</text:span></text:p>
        </text:list-item>
      </text:list>
      <text:p text:style-name="P41"><text:span text:style-name="T117"/></text:p>
      <text:p text:style-name="P41"><text:span text:style-name="T118">A la classe GestorDB4O heu de:</text:span></text:p>
      <text:list text:style-name="L42">
        <text:list-item>
          <text:p text:style-name="P42"><text:span text:style-name="T118">implementar el mètode estableixConnexio()</text:span></text:p>
        </text:list-item>
        <text:list-item>
          <text:p text:style-name="P42"><text:span text:style-name="T118">implementar el mètode desarTaller()</text:span></text:p>
        </text:list-item>
        <text:list-item>
          <text:p text:style-name="P42"><text:span text:style-name="T118">implementar el mètode carregarTaller()</text:span></text:p>
        </text:list-item>
      </text:list>
      <text:p text:style-name="P43"><text:span text:style-name="T119"/></text:p>
      <text:p text:style-name="P43"><text:span text:style-name="T119"/></text:p>
      <text:p text:style-name="P43"><text:span text:style-name="T120">LES IMPLEMENTACIONS DE LA CLASSE GestorDB4O SÓN OPTATIVES</text:span><text:span text:style-name="T121">. Si les implementeu totes correctament, obtindreu un punt extra en la nota final de l’EAC.</text:span></text:p>
      <text:p text:style-name="P43"><text:span text:style-name="T122"/></text:p>
      <text:p text:style-name="P43"><text:span text:style-name="T122"/></text:p>
      <text:p text:style-name="P43"><text:span text:style-name="T123">Per poder provar millor l’aplicació, veureu que teniu implementat el menú de recanvis.</text:span></text:p>
      <text:p text:style-name="P44"><text:span text:style-name="T124"/></text:p>
      <text:p text:style-name="P44"><text:span text:style-name="T125">La valoració d'aquest exercici es basarà en els criteris següents:</text:span></text:p>
      <text:list text:style-name="L45">
        <text:list-item>
          <text:p text:style-name="P45"><text:span text:style-name="T125">Qualitat del codi (el codi està ben comentat, es llegeix bé, s'han donat noms correctes a les variables, no utilitza més recursos del necessari, i fa bon ús de l'orientació a objectes): 0,5 punts</text:span></text:p>
        </text:list-item>
        <text:list-item>
          <text:p text:style-name="P45"><text:span text:style-name="T125">Correcte funcionament del desenvolupament a les següents classes i mètodes:</text:span></text:p>
        </text:list-item>
      </text:list>
      <text:p text:style-name="P46"><text:span text:style-name="T126"/></text:p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>
            <text:p text:style-name="P48"><text:span text:style-name="T127">CLASSE</text:span><text:span text:style-name="T128"/></text:p>
          </table:table-cell>
          <table:table-cell table:style-name="TableCell010001">
            <text:p text:style-name="P48"><text:span text:style-name="T129">MÈTODE / ATRIBUT</text:span><text:span text:style-name="T130"/></text:p>
          </table:table-cell>
          <table:table-cell table:style-name="TableCell010002">
            <text:p text:style-name="P48"><text:span text:style-name="T131">PUNTUACIÓ</text:span><text:span text:style-name="T132"/></text:p>
          </table:table-cell>
        </table:table-row>
        <table:table-row table:style-name="TableRow0101">
          <table:table-cell table:style-name="TableCell010100" table:number-rows-spanned="4">
            <text:p text:style-name="P51"><text:span text:style-name="T133">GestorJDBC</text:span><text:span text:style-name="T134"/></text:p>
          </table:table-cell>
          <table:table-cell table:style-name="TableCell010101">
            <text:p text:style-name="P51"><text:span text:style-name="T135">Atributs xxxSQL</text:span><text:span text:style-name="T136"/></text:p>
          </table:table-cell>
          <table:table-cell table:style-name="TableCell010102">
            <text:p text:style-name="P51"><text:span text:style-name="T137">2,5</text:span><text:span text:style-name="T138"/></text:p>
          </table:table-cell>
        </table:table-row>
        <table:table-row table:style-name="TableRow0102">
          <table:covered-table-cell>
            <text:p text:style-name="P54"><text:span text:style-name="T138"><text:s/></text:span></text:p>
          </table:covered-table-cell>
          <table:table-cell table:style-name="TableCell010201">
            <text:p text:style-name="P54"><text:span text:style-name="T139">estableixConnexio</text:span><text:span text:style-name="T140"/></text:p>
          </table:table-cell>
          <table:table-cell table:style-name="TableCell010202">
            <text:p text:style-name="P54"><text:span text:style-name="T141">2</text:span><text:span text:style-name="T142"/></text:p>
          </table:table-cell>
        </table:table-row>
        <table:table-row table:style-name="TableRow0103">
          <table:covered-table-cell>
            <text:p text:style-name="P56"><text:span text:style-name="T142"><text:s/></text:span></text:p>
          </table:covered-table-cell>
          <table:table-cell table:style-name="TableCell010301">
            <text:p text:style-name="P56"><text:span text:style-name="T143">desarTaller</text:span><text:span text:style-name="T144"/></text:p>
          </table:table-cell>
          <table:table-cell table:style-name="TableCell010302">
            <text:p text:style-name="P56"><text:span text:style-name="T145">2,5</text:span><text:span text:style-name="T146"/></text:p>
          </table:table-cell>
        </table:table-row>
        <table:table-row table:style-name="TableRow0104">
          <table:covered-table-cell>
            <text:p text:style-name="P58"><text:span text:style-name="T146"><text:s/></text:span></text:p>
          </table:covered-table-cell>
          <table:table-cell table:style-name="TableCell010401">
            <text:p text:style-name="P58"><text:span text:style-name="T147">carregarTaller</text:span><text:span text:style-name="T148"/></text:p>
          </table:table-cell>
          <table:table-cell table:style-name="TableCell010402">
            <text:p text:style-name="P58"><text:span text:style-name="T149">2,5</text:span><text:span text:style-name="T150"/></text:p>
          </table:table-cell>
        </table:table-row>
        <table:table-row table:style-name="TableRow0105">
          <table:table-cell table:style-name="TableCell010500" table:number-rows-spanned="3">
            <text:p text:style-name="P61"><text:span text:style-name="T151">GestorDB4O</text:span><text:span text:style-name="T152"/></text:p>
          </table:table-cell>
          <table:table-cell table:style-name="TableCell010501">
            <text:p text:style-name="P61"><text:span text:style-name="T153">estableixConnexio</text:span><text:span text:style-name="T154"/></text:p>
          </table:table-cell>
          <table:table-cell table:style-name="TableCell010502" table:number-rows-spanned="3">
            <text:p text:style-name="P61"><text:span text:style-name="T155">1 (OPTATIU)</text:span><text:span text:style-name="T156"/></text:p>
          </table:table-cell>
        </table:table-row>
        <table:table-row table:style-name="TableRow0106">
          <table:covered-table-cell>
            <text:p text:style-name="P64"><text:span text:style-name="T156"><text:s/></text:span></text:p>
          </table:covered-table-cell>
          <table:table-cell table:style-name="TableCell010601">
            <text:p text:style-name="P64"><text:span text:style-name="T157">desarTaller</text:span><text:span text:style-name="T158"/></text:p>
          </table:table-cell>
          <table:covered-table-cell>
            <text:p text:style-name="P64"><text:span text:style-name="T158"><text:s/></text:span></text:p>
          </table:covered-table-cell>
        </table:table-row>
        <table:table-row table:style-name="TableRow0107">
          <table:covered-table-cell>
            <text:p text:style-name="P66"><text:span text:style-name="T158"><text:s/></text:span></text:p>
          </table:covered-table-cell>
          <table:table-cell table:style-name="TableCell010701">
            <text:p text:style-name="P66"><text:span text:style-name="T159">carregarTaller</text:span><text:span text:style-name="T160"/></text:p>
          </table:table-cell>
          <table:covered-table-cell>
            <text:p text:style-name="P66"><text:span text:style-name="T160"><text:s/></text:span></text:p>
          </table:covered-table-cell>
        </table:table-row>
      </table:table>
      <text:p text:style-name="P68"><text:span text:style-name="T16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